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11000000AF3C0B1AC0.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able_20_Contents">
      <style:paragraph-properties fo:text-align="end" style:justify-single-word="false"/>
      <style:text-properties officeooo:rsid="004bb87b" officeooo:paragraph-rsid="004cb3a3"/>
    </style:style>
    <style:style style:name="P2" style:family="paragraph" style:parent-style-name="Table_20_Contents">
      <style:text-properties officeooo:rsid="004bb87b" officeooo:paragraph-rsid="004bb87b"/>
    </style:style>
    <style:style style:name="P3" style:family="paragraph" style:parent-style-name="Table_20_Contents">
      <style:paragraph-properties fo:text-align="end" style:justify-single-word="false"/>
      <style:text-properties officeooo:rsid="004cb3a3" officeooo:paragraph-rsid="004cb3a3"/>
    </style:style>
    <style:style style:name="P4" style:family="paragraph" style:parent-style-name="Table_20_Contents">
      <style:text-properties officeooo:rsid="004cb3a3" officeooo:paragraph-rsid="004cb3a3"/>
    </style:style>
    <style:style style:name="P5" style:family="paragraph" style:parent-style-name="Standard">
      <style:paragraph-properties fo:text-align="center" style:justify-single-word="false"/>
      <style:text-properties fo:font-weight="normal" officeooo:rsid="004bb87b" officeooo:paragraph-rsid="004bb87b" style:font-weight-asian="normal" style:font-weight-complex="normal"/>
    </style:style>
    <style:style style:name="P6" style:family="paragraph" style:parent-style-name="Standard">
      <style:paragraph-properties fo:text-align="start" style:justify-single-word="false"/>
      <style:text-properties fo:font-weight="normal" officeooo:rsid="001bf714" officeooo:paragraph-rsid="00241d14" style:font-weight-asian="normal" style:font-weight-complex="normal"/>
    </style:style>
    <style:style style:name="P7" style:family="paragraph" style:parent-style-name="Standard">
      <style:paragraph-properties fo:text-align="center" style:justify-single-word="false"/>
      <style:text-properties fo:font-weight="bold" officeooo:rsid="00373792" officeooo:paragraph-rsid="00373792" style:font-weight-asian="bold" style:font-weight-complex="bold"/>
    </style:style>
    <style:style style:name="P8" style:family="paragraph" style:parent-style-name="Standard">
      <style:paragraph-properties fo:text-align="center" style:justify-single-word="false"/>
      <style:text-properties fo:font-weight="bold" officeooo:rsid="004d61ff" officeooo:paragraph-rsid="004d61ff" style:font-weight-asian="bold" style:font-weight-complex="bold"/>
    </style:style>
    <style:style style:name="P9" style:family="paragraph" style:parent-style-name="Standard">
      <style:text-properties officeooo:paragraph-rsid="00510565"/>
    </style:style>
    <style:style style:name="P10" style:family="paragraph" style:parent-style-name="Standard" style:list-style-name="L1">
      <style:text-properties officeooo:paragraph-rsid="00510565"/>
    </style:style>
    <style:style style:name="P11" style:family="paragraph" style:parent-style-name="Standard" style:list-style-name="L1">
      <style:text-properties officeooo:paragraph-rsid="00524a69"/>
    </style:style>
    <style:style style:name="P12" style:family="paragraph" style:parent-style-name="Standard">
      <style:text-properties officeooo:rsid="00510565" officeooo:paragraph-rsid="00510565"/>
    </style:style>
    <style:style style:name="P13" style:family="paragraph" style:parent-style-name="Standard" style:list-style-name="L2">
      <style:text-properties officeooo:rsid="00510565" officeooo:paragraph-rsid="00510565"/>
    </style:style>
    <style:style style:name="P14" style:family="paragraph" style:parent-style-name="Standard" style:list-style-name="L2">
      <style:text-properties officeooo:paragraph-rsid="00510565"/>
    </style:style>
    <style:style style:name="T1" style:family="text">
      <style:text-properties officeooo:rsid="004f2d7c"/>
    </style:style>
    <style:style style:name="T2" style:family="text">
      <style:text-properties officeooo:rsid="00510565"/>
    </style:style>
    <style:style style:name="T3" style:family="text">
      <style:text-properties officeooo:rsid="0051e259"/>
    </style:style>
    <style:style style:name="T4" style:family="text">
      <style:text-properties officeooo:rsid="00524a69"/>
    </style:style>
    <style:style style:name="T5" style:family="text">
      <style:text-properties officeooo:rsid="00533cf5"/>
    </style:style>
    <style:style style:name="T6" style:family="text">
      <style:text-properties fo:font-weight="bold" style:font-weight-asian="bold" style:font-weight-complex="bold"/>
    </style:style>
    <style:style style:name="T7" style:family="text">
      <style:text-properties fo:font-weight="bold" officeooo:rsid="00533cf5" style:font-weight-asian="bold" style:font-weight-complex="bold"/>
    </style:style>
    <style:style style:name="fr1"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MIDTERM</text:p>
      <text:p text:style-name="P8">Commit until <text:span text:style-name="T1">12</text:span>.04.2026 23:59</text:p>
      <text:p text:style-name="P5">You may answer the questions on the back of the paper.</text:p>
      <text:p text:style-name="P6"/>
      <text:p text:style-name="P9">You are given a regression dataset that can be downloaded from Kaggle.</text:p>
      <text:list xml:id="list54376658" text:style-name="L1">
        <text:list-header>
          <text:p text:style-name="P10">Dataset <text:span text:style-name="T2">Name</text:span>: Housing Prices Dataset</text:p>
          <text:p text:style-name="P10">Download link: https://www.kaggle.com/datasets/yasserh/housing-prices-dataset</text:p>
          <text:p text:style-name="P10"/>
          <text:p text:style-name="P10">Use Python <text:span text:style-name="T2">(numpy, matplotlib) </text:span>with Object-Oriented Programming principles to complete the tasks below:</text:p>
          <text:p text:style-name="P10"/>
          <text:list>
            <text:list-item>
              <text:p text:style-name="P10">Create a class called Dataset that loads the CSV dataset and stores it internally using NumPy arrays. The class should provide methods to access individual columns and convert the dataset to matrix form.</text:p>
            </text:list-item>
            <text:list-item>
              <text:p text:style-name="P10">Create a class called DataVisualizer. Using matplotlib, plot histograms for the numerical variables in the dataset. Each variable should have its own subplot and appropriate axis labels.</text:p>
            </text:list-item>
            <text:list-item>
              <text:p text:style-name="P10">Create a class called StatisticsCalculator. Implement methods to calculate the following statistical properties <text:span text:style-name="T2">(Print the statistical values for each numerical column in the dataset)</text:span>:</text:p>
              <text:list>
                <text:list-item>
                  <text:p text:style-name="P10">Mean</text:p>
                </text:list-item>
                <text:list-item>
                  <text:p text:style-name="P10">Median</text:p>
                </text:list-item>
                <text:list-item>
                  <text:p text:style-name="P10">Variance</text:p>
                </text:list-item>
                <text:list-item>
                  <text:p text:style-name="P10">Standard Deviation</text:p>
                </text:list-item>
                <text:list-item>
                  <text:p text:style-name="P10">Mode</text:p>
                </text:list-item>
              </text:list>
            </text:list-item>
            <text:list-item>
              <text:p text:style-name="P11">Create a class called DataTransformer. Convert the dataset to a NumPy matrix X and apply a transformation matrix T using matrix multiplication <text:span text:style-name="T4">that </text:span><text:span text:style-name="T3">scale all the values between 0 and 1 </text:span><text:span text:style-name="T4">within the column</text:span>. Display the original matrix, the transformation matrix, and the transformed dataset.</text:p>
              <text:p text:style-name="P10"/>
            </text:list-item>
          </text:list>
        </text:list-header>
      </text:list>
      <text:p text:style-name="P12">NOTES :</text:p>
      <text:list text:style-name="L2">
        <text:list-item>
          <text:p text:style-name="P14">Your program must include at least four classes and demonstrate interaction between them.</text:p>
        </text:list-item>
        <text:list-item>
          <text:p text:style-name="P14">Include a main script that loads the data, visualizes histograms, computes statistics, and performs the matrix transformation.</text:p>
        </text:list-item>
        <text:list-item>
          <text:p text:style-name="P13"><text:span text:style-name="T6">Submit </text:span><text:span text:style-name="T7">only one ZIP file </text:span><text:span text:style-name="T5">containing </text:span>the fo<text:span text:style-name="T5">llo</text:span>wing files :</text:p>
        </text:list-item>
      </text:list>
      <text:list text:continue-list="list54376658" text:style-name="L1">
        <text:list-item>
          <text:list>
            <text:list-item>
              <text:list>
                <text:list-item>
                  <text:p text:style-name="P10">Python source code</text:p>
                </text:list-item>
                <text:list-item>
                  <text:p text:style-name="P10">Screenshots of histogram plots</text:p>
                </text:list-item>
                <text:list-item>
                  <text:p text:style-name="P10">Output of statistical calculations</text:p>
                </text:list-item>
                <text:list-item>
                  <text:p text:style-name="P10">Output of matrix transformation</text:p>
                </text:list-item>
                <text:list-item>
                  <text:p text:style-name="P10"><text:span text:style-name="T2">C</text:span>lass <text:span text:style-name="T2">diagram</text:span> <text:span text:style-name="T2">of the classes.</text:span></text:p>
                </text:list-item>
              </text:list>
            </text:list-item>
          </text:list>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HeaderStyle" style:family="paragraph">
      <style:text-properties fo:font-size="14pt" fo:font-weight="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2" style:family="table">
      <style:table-properties style:width="7.1826in" table:align="margins"/>
    </style:style>
    <style:style style:name="Table2.A" style:family="table-column">
      <style:table-column-properties style:column-width="1.8111in" style:rel-column-width="16526*"/>
    </style:style>
    <style:style style:name="Table2.B" style:family="table-column">
      <style:table-column-properties style:column-width="2.9944in" style:rel-column-width="27322*"/>
    </style:style>
    <style:style style:name="Table2.C" style:family="table-column">
      <style:table-column-properties style:column-width="0.8653in" style:rel-column-width="7895*"/>
    </style:style>
    <style:style style:name="Table2.D" style:family="table-column">
      <style:table-column-properties style:column-width="0.1792in" style:rel-column-width="1633*"/>
    </style:style>
    <style:style style:name="Table2.E" style:family="table-column">
      <style:table-column-properties style:column-width="1.3326in" style:rel-column-width="12159*"/>
    </style:style>
    <style:style style:name="Table2.1" style:family="table-row">
      <style:table-row-properties style:min-row-height="0.75in"/>
    </style:style>
    <style:style style:name="Table2.A1" style:family="table-cell">
      <style:table-cell-properties fo:padding="0in" fo:border="none" style:writing-mode="page"/>
    </style:style>
    <style:style style:name="Table2.2" style:family="table-row">
      <style:table-row-properties style:min-row-height="0.1875in"/>
    </style:style>
    <style:style style:name="MP1" style:family="paragraph" style:parent-style-name="Table_20_Contents">
      <style:paragraph-properties fo:text-align="end" style:justify-single-word="false"/>
      <style:text-properties officeooo:rsid="004bb87b" officeooo:paragraph-rsid="004cb3a3"/>
    </style:style>
    <style:style style:name="MP2" style:family="paragraph" style:parent-style-name="Table_20_Contents">
      <style:text-properties officeooo:rsid="004bb87b" officeooo:paragraph-rsid="004bb87b"/>
    </style:style>
    <style:style style:name="MP3" style:family="paragraph" style:parent-style-name="Table_20_Contents">
      <style:paragraph-properties fo:text-align="end" style:justify-single-word="false"/>
      <style:text-properties officeooo:rsid="004cb3a3" officeooo:paragraph-rsid="004cb3a3"/>
    </style:style>
    <style:style style:name="MP4" style:family="paragraph" style:parent-style-name="Table_20_Contents">
      <style:text-properties officeooo:rsid="004cb3a3" officeooo:paragraph-rsid="004cb3a3"/>
    </style:style>
    <style:style style:name="Mfr1"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page-layout style:name="Mpm1">
      <style:page-layout-properties fo:page-width="8.2701in" fo:page-height="11.6902in" style:num-format="1" style:print-orientation="portrait" fo:margin-top="0.1in" fo:margin-bottom="0.7874in" fo:margin-left="0.3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1.2in" fo:margin-left="0in" fo:margin-right="0in" fo:margin-bottom="0.2in" fo:background-color="transparent" style:dynamic-spacing="false"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table:number-rows-spanned="3" office:value-type="string">
              <text:p text:style-name="Table_20_Contents"/>
              <text:p text:style-name="Table_20_Contents"><draw:frame draw:style-name="Mfr1" draw:name="Resim 6" text:anchor-type="char" svg:x="0in" svg:y="-0.0008in" svg:width="1.7709in" svg:height="0.9583in" draw:z-index="0"><draw:image xlink:href="Pictures/1000000000000111000000AF3C0B1AC0.jpg" xlink:type="simple" xlink:show="embed" xlink:actuate="onLoad" draw:mime-type="image/jpeg"/><svg:desc>logo, grafik, grafik tasarım, tasarım içeren bir resim

Açıklama otomatik olarak oluşturuldu</svg:desc></draw:frame></text:p>
            </table:table-cell>
            <table:table-cell table:style-name="Table2.A1" office:value-type="string">
              <text:p text:style-name="Table_20_Contents"/>
            </table:table-cell>
            <table:table-cell table:style-name="Table2.A1" office:value-type="string">
              <text:p text:style-name="MP1"/>
            </table:table-cell>
            <table:table-cell table:style-name="Table2.A1" office:value-type="string">
              <text:p text:style-name="MP2"/>
            </table:table-cell>
            <table:table-cell table:style-name="Table2.A1" office:value-type="string">
              <text:p text:style-name="MP2"/>
            </table:table-cell>
          </table:table-row>
          <table:table-row table:style-name="Table2.2">
            <table:covered-table-cell table:style-name="Table2.A1"/>
            <table:table-cell table:style-name="Table2.A1" office:value-type="string">
              <text:p text:style-name="Table_20_Contents"/>
            </table:table-cell>
            <table:table-cell table:style-name="Table2.A1" office:value-type="string">
              <text:p text:style-name="MP1">NAME</text:p>
            </table:table-cell>
            <table:table-cell table:style-name="Table2.A1" office:value-type="string">
              <text:p text:style-name="MP2"><text:s/>:</text:p>
            </table:table-cell>
            <table:table-cell table:style-name="Table2.A1" office:value-type="string">
              <text:p text:style-name="MP2"/>
            </table:table-cell>
          </table:table-row>
          <table:table-row table:style-name="Table2.2">
            <table:covered-table-cell table:style-name="Table2.A1"/>
            <table:table-cell table:style-name="Table2.A1" office:value-type="string">
              <text:p text:style-name="Table_20_Contents"/>
            </table:table-cell>
            <table:table-cell table:style-name="Table2.A1" office:value-type="string">
              <text:p text:style-name="MP3">SURNAME</text:p>
            </table:table-cell>
            <table:table-cell table:style-name="Table2.A1" office:value-type="string">
              <text:p text:style-name="MP4"><text:s/>:</text:p>
            </table:table-cell>
            <table:table-cell table:style-name="Table2.A1" office:value-type="string">
              <text:p text:style-name="MP4"/>
            </table:table-cell>
          </table:table-row>
        </table:table>
        <text:p text:style-name="Header"/>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9-17T22:27:21.216090052</meta:creation-date>
    <dc:date>2026-04-05T08:13:20.619725214</dc:date>
    <meta:editing-duration>P1DT13H41M9S</meta:editing-duration>
    <meta:editing-cycles>36</meta:editing-cycles>
    <meta:generator>LibreOffice/24.2.7.2$Linux_X86_64 LibreOffice_project/420$Build-2</meta:generator>
    <meta:document-statistic meta:table-count="1" meta:image-count="1" meta:object-count="0" meta:page-count="1" meta:paragraph-count="29" meta:word-count="267" meta:character-count="1748" meta:non-whitespace-character-count="1525"/>
  </office:meta>
</office:document-meta>
</file>